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officeooo:paragraph-rsid="000a18c2"/>
    </style:style>
    <style:style style:name="P3" style:family="paragraph" style:parent-style-name="Standard">
      <style:text-properties officeooo:rsid="000a18c2" officeooo:paragraph-rsid="000a18c2"/>
    </style:style>
    <style:style style:name="T1" style:family="text">
      <style:text-properties officeooo:rsid="000a18c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swers to Question Two and Six:</text:p>
      <text:p text:style-name="P1"/>
      <text:p text:style-name="P1">Availability to work on the project</text:p>
      <text:p text:style-name="P1">and</text:p>
      <text:p text:style-name="P1">Hobbies</text:p>
      <text:p text:style-name="P1"/>
      <text:p text:style-name="P1">Yavor Trasiev</text:p>
      <text:p text:style-name="P1">September 12, 2014</text:p>
      <text:p text:style-name="Standard"/>
      <text:p text:style-name="Standard">Q2:</text:p>
      <text:p text:style-name="Standard"/>
      <text:p text:style-name="Standard"/>
      <text:p text:style-name="Standard">1. Alan: (who very kindly provided the flowing detailed course list:)</text:p>
      <text:p text:style-name="Standard">Period 1:</text:p>
      <text:p text:style-name="Standard">DD2425 Robotics and Autonomous Systems</text:p>
      <text:p text:style-name="Standard">EL2221 The Sustainable Systems and Control Engineer</text:p>
      <text:p text:style-name="Standard">DD2431 Machine Learning</text:p>
      <text:p text:style-name="Standard">EL2310 Scientific Programming</text:p>
      <text:p text:style-name="Standard">EL1820 Modeling of Dynamical Systems</text:p>
      <text:p text:style-name="Standard">EL2222 Practical System Science (not completely sure of the English name)</text:p>
      <text:p text:style-name="Standard">Period 2:</text:p>
      <text:p text:style-name="Standard">DD2423 Image Analysis and Computer Vision</text:p>
      <text:p text:style-name="Standard">EL2620 Nonlinear Control</text:p>
      <text:p text:style-name="Standard"/>
      <text:p text:style-name="Standard">He states that despite the enormous amount of courses his number one priority is DD2425 and may even forfeit Nonlinear Control in its favor.</text:p>
      <text:p text:style-name="Standard"/>
      <text:p text:style-name="Standard"/>
      <text:p text:style-name="Standard">2. Christoffer: He is completely flexible time-wise during the second (more important) period, since his courses will be exam-only with no time-sucking labs and homeworks.</text:p>
      <text:p text:style-name="Standard"/>
      <text:p text:style-name="Standard"/>
      <text:p text:style-name="Standard">3. Dmitrij: despite having little time during the first period, during the second he has specifically chosen only one lightweight course.</text:p>
      <text:p text:style-name="Standard"/>
      <text:p text:style-name="Standard"/>
      <text:p text:style-name="Standard">4. Michal: He has Machine Learning during the first period and Machine Learning (Advanced Course) during the second period. He is unsure of the total workload within these courses, but is confident he can put in the needed amount of work in the project.</text:p>
      <text:p text:style-name="Standard"/>
      <text:p text:style-name="Standard"/>
      <text:p text:style-name="Standard">5. Yavor: I will probably take the same courses as Michal and I also need to complete my RCV self-parking project, which will need to happen by the end of September - this is in order to free up time for the 'meat' of the project.</text:p>
      <text:p text:style-name="Standard"/>
      <text:p text:style-name="Standard">I need to stress that everyone (including me) has explicitly expressed willingness to put work in the project. This has been further attested to by the careful course workload planing that all of us have displayed.</text:p>
      <text:p text:style-name="Standard"/>
      <text:p text:style-name="Standard"/>
      <text:p text:style-name="Standard"/>
      <text:p text:style-name="Standard"/>
      <text:p text:style-name="Standard"><text:soft-page-break/></text:p>
      <text:p text:style-name="Standard">Q6: </text:p>
      <text:p text:style-name="Standard"/>
      <text:p text:style-name="Standard">1. Alan reports building and overclocking computers, computer and console gaming, reading, exercising, watching movies/series/YouTube, music and travelling/exploring.</text:p>
      <text:p text:style-name="Standard"/>
      <text:p text:style-name="Standard">2. Christoffer says he likes history, popular science, AVR microcontrollers and easy electronics (not very well tough), Strategy PC games</text:p>
      <text:p text:style-name="Text_20_body"/>
      <text:p text:style-name="Standard">3. Dmitrij likes music, computer games, skiing (and other outdoor sporting activities)</text:p>
      <text:p text:style-name="Standard"/>
      <text:p text:style-name="Standard">4. Michal reports cycling, watching stuff on YouTube, reading (SciFi), computer games, music (post-rock, modern classical)</text:p>
      <text:p text:style-name="Standard"/>
      <text:p text:style-name="Standard"/>
      <text:p text:style-name="P2">5. Yavor: My hobbies are <text:span text:style-name="T1">light and/or sports</text:span> <text:span text:style-name="T1">cars (driving, repair, modification, tracking, blogging), downhill cycling and bikes, small electronics projects and various DIY, reading (SciFi, Horror), science videos on YouTube and music (Swedish, French and Finnish death metal, avantgrade metal, classic) (no-one cares, I know.)</text:span></text:p>
      <text:p text:style-name="P2"/>
      <text:p text:style-name="P3">In conclusion, music and YouTube are popul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vor Trasiev</meta:initial-creator>
    <meta:creation-date>2014-09-12T18:36:41.101734309</meta:creation-date>
    <dc:date>2014-09-12T19:30:36.230621828</dc:date>
    <dc:creator>Yavor Trasiev</dc:creator>
    <meta:editing-duration>PT7M54S</meta:editing-duration>
    <meta:editing-cycles>1</meta:editing-cycles>
    <meta:document-statistic meta:table-count="0" meta:image-count="0" meta:object-count="0" meta:page-count="2" meta:paragraph-count="31" meta:word-count="394" meta:character-count="2548" meta:non-whitespace-character-count="2182"/>
    <meta:generator>LibreOffice/4.2.6.3$Linux_X86_64 LibreOffice_project/420m0$Build-3</meta:generator>
  </office:meta>
</office:document-meta>
</file>